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600000104955720E0.jpg" manifest:media-type=""/>
  <manifest:file-entry manifest:full-path="Pictures/10000000000001F8000001F839D5E64D.jpg" manifest:media-type=""/>
  <manifest:file-entry manifest:full-path="Pictures/1000000000000280000001E0D16A7F39.jpg" manifest:media-type=""/>
  <manifest:file-entry manifest:full-path="Pictures/1000000000000226000001C254615023.jpg" manifest:media-type=""/>
  <manifest:file-entry manifest:full-path="Pictures/10000000000002D0000003C0BEF27309.jpg" manifest:media-type=""/>
  <manifest:file-entry manifest:full-path="Pictures/10000000000002D0000003C078141E42.jpg" manifest:media-type=""/>
  <manifest:file-entry manifest:full-path="Pictures/1000000000000105000000B2FC2CA4A7.jpg" manifest:media-type=""/>
  <manifest:file-entry manifest:full-path="Pictures/100000000000025800000258E79A3CFD.jpg" manifest:media-type=""/>
  <manifest:file-entry manifest:full-path="Pictures/10000000000002D0000003C01947FE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41cm" svg:y="0.139cm" svg:width="5.297cm" svg:height="4.373cm" draw:z-index="0"><draw:image xlink:href="Pictures/1000000000000226000001C254615023.jpg" xlink:type="simple" xlink:show="embed" xlink:actuate="onLoad"/></draw:frame><draw:frame draw:style-name="fr1" draw:name="graphics3" text:anchor-type="paragraph" svg:x="6.23cm" svg:y="0.051cm" svg:width="5.78cm" svg:height="4.239cm" draw:z-index="2"><draw:image xlink:href="Pictures/1000000000000280000001E0D16A7F39.jpg" xlink:type="simple" xlink:show="embed" xlink:actuate="onLoad"/></draw:frame><draw:frame draw:style-name="fr1" draw:name="graphics5" text:anchor-type="paragraph" svg:x="12.171cm" svg:y="0.316cm" svg:width="4.547cm" svg:height="3.584cm" draw:z-index="4"><draw:image xlink:href="Pictures/10000000000001F8000001F839D5E64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-0.97cm" svg:y="0.302cm" svg:width="11.425cm" svg:height="3.896cm" draw:z-index="1"><draw:image xlink:href="Pictures/100000000000022600000104955720E0.jpg" xlink:type="simple" xlink:show="embed" xlink:actuate="onLoad"/></draw:frame><draw:frame draw:style-name="fr1" draw:name="graphics4" text:anchor-type="paragraph" svg:x="8.781cm" svg:y="0.071cm" svg:width="3.761cm" svg:height="4.378cm" draw:z-index="3"><draw:image xlink:href="Pictures/100000000000025800000258E79A3CFD.jpg" xlink:type="simple" xlink:show="embed" xlink:actuate="onLoad"/></draw:frame><draw:frame draw:style-name="fr1" draw:name="graphics9" text:anchor-type="paragraph" svg:x="12.539cm" svg:y="2.417cm" svg:width="5.235cm" svg:height="3.711cm" draw:z-index="8"><draw:image xlink:href="Pictures/1000000000000105000000B2FC2CA4A7.jpg" xlink:type="simple" xlink:show="embed" xlink:actuate="onLoad"/></draw:frame></text:p>
      <text:p text:style-name="Standard"><draw:frame draw:style-name="fr1" draw:name="graphics6" text:anchor-type="paragraph" svg:x="1.409cm" svg:y="4.212cm" svg:width="4.992cm" svg:height="5.766cm" draw:z-index="5"><draw:image xlink:href="Pictures/10000000000002D0000003C078141E42.jpg" xlink:type="simple" xlink:show="embed" xlink:actuate="onLoad"/></draw:frame><draw:frame draw:style-name="fr1" draw:name="graphics7" text:anchor-type="paragraph" svg:x="6.327cm" svg:y="3.083cm" svg:width="4.348cm" svg:height="5.112cm" draw:z-index="6"><draw:image xlink:href="Pictures/10000000000002D0000003C0BEF27309.jpg" xlink:type="simple" xlink:show="embed" xlink:actuate="onLoad"/></draw:frame><draw:frame draw:style-name="fr1" draw:name="graphics8" text:anchor-type="paragraph" svg:x="10.261cm" svg:y="4.662cm" svg:width="4.648cm" svg:height="5.413cm" draw:z-index="7"><draw:image xlink:href="Pictures/10000000000002D0000003C01947FEA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8:34:19.13</meta:creation-date>
    <dc:date>2013-05-24T18:48:33.63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3.6$Windows_x86 LibreOffice_project/2ef5aff-a6fb0ff-166bdff-cf087ad-0f1389</meta:generator>
  </office:meta>
</office:document-meta>
</file>